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nter" svg:font-family="Inter, apple-system, BlinkMacSystemFont, 'Segoe UI', Helvetica, Arial, sans-serif, 'Apple Color Emoji', 'Segoe U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7%" fo:text-align="center" style:justify-single-word="false"/>
    </style:style>
    <style:style style:name="P2" style:family="paragraph" style:parent-style-name="Standard">
      <style:paragraph-properties fo:line-height="107%" fo:text-align="center" style:justify-single-word="false"/>
      <style:text-properties style:font-name="Arial" fo:font-size="16pt" fo:font-weight="bold" officeooo:rsid="000e40d8" officeooo:paragraph-rsid="000e40d8" style:font-size-asian="16pt" style:font-weight-asian="bold"/>
    </style:style>
    <style:style style:name="P3" style:family="paragraph" style:parent-style-name="Standard">
      <style:paragraph-properties fo:line-height="107%" fo:text-align="center" style:justify-single-word="false"/>
      <style:text-properties style:font-name="Arial" fo:font-size="16pt" fo:font-weight="bold" officeooo:rsid="000e4fb8" officeooo:paragraph-rsid="000e4fb8" style:font-size-asian="16pt" style:font-weight-asian="bold"/>
    </style:style>
    <style:style style:name="P4" style:family="paragraph" style:parent-style-name="Standard">
      <style:paragraph-properties fo:line-height="107%" fo:text-align="center" style:justify-single-word="false"/>
      <style:text-properties style:font-name="Arial" fo:font-size="16pt" fo:font-weight="bold" style:font-size-asian="16pt" style:font-weight-asian="bold"/>
    </style:style>
    <style:style style:name="P5" style:family="paragraph" style:parent-style-name="Standard">
      <style:paragraph-properties fo:line-height="107%" fo:text-align="justify" style:justify-single-word="false"/>
      <style:text-properties style:font-name="Arial" fo:font-size="16pt" fo:font-weight="bold" officeooo:paragraph-rsid="000e40d8" style:font-size-asian="16pt" style:font-weight-asian="bold"/>
    </style:style>
    <style:style style:name="P6" style:family="paragraph" style:parent-style-name="Standard">
      <style:paragraph-properties fo:line-height="107%" fo:text-align="justify" style:justify-single-word="false"/>
      <style:text-properties style:font-name="Arial" fo:font-size="12pt" fo:font-weight="normal" officeooo:paragraph-rsid="000e40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7%" fo:text-align="justify" style:justify-single-word="false"/>
      <style:text-properties style:font-name="Arial" fo:font-size="12pt" fo:font-weight="normal" officeooo:rsid="001964ac" officeooo:paragraph-rsid="001964a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7%" fo:text-align="justify" style:justify-single-word="false"/>
      <style:text-properties style:font-name="Arial1" fo:font-size="12pt" fo:font-weight="normal" officeooo:rsid="001964ac" officeooo:paragraph-rsid="001964a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" fo:font-size="12pt" fo:font-weight="normal" officeooo:paragraph-rsid="000e40d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" fo:font-size="12pt" fo:font-weight="normal" officeooo:paragraph-rsid="00160cc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" fo:font-size="12pt" fo:font-weight="normal" officeooo:paragraph-rsid="00178d9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" fo:font-size="12pt" fo:font-weight="normal" officeooo:paragraph-rsid="00171d58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2cm" fo:margin-right="0cm" fo:text-indent="0cm" style:auto-text-indent="false"/>
      <style:text-properties style:font-name="Arial1" officeooo:paragraph-rsid="001964ac"/>
    </style:style>
    <style:style style:name="P14" style:family="paragraph" style:parent-style-name="Text_20_body">
      <style:paragraph-properties fo:margin-left="2cm" fo:margin-right="0cm" fo:text-indent="0cm" style:auto-text-indent="false"/>
      <style:text-properties style:font-name="Arial1" officeooo:rsid="001964ac" officeooo:paragraph-rsid="001964ac"/>
    </style:style>
    <style:style style:name="P15" style:family="paragraph" style:parent-style-name="Text_20_body">
      <style:paragraph-properties fo:margin-left="2cm" fo:margin-right="0cm" fo:text-indent="0cm" style:auto-text-indent="false"/>
      <style:text-properties style:font-name="Arial1" officeooo:rsid="001a230a" officeooo:paragraph-rsid="001a230a"/>
    </style:style>
    <style:style style:name="P16" style:family="paragraph" style:parent-style-name="Text_20_body">
      <style:paragraph-properties fo:margin-left="2cm" fo:margin-right="0cm" fo:text-indent="0cm" style:auto-text-indent="false"/>
      <style:text-properties officeooo:paragraph-rsid="00310955"/>
    </style:style>
    <style:style style:name="P17" style:family="paragraph" style:parent-style-name="Text_20_body">
      <style:paragraph-properties fo:margin-left="2cm" fo:margin-right="0cm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normal" officeooo:rsid="001a8d29" officeooo:paragraph-rsid="001a8d29" style:font-size-asian="10.5pt" style:font-size-complex="12pt"/>
    </style:style>
    <style:style style:name="P18" style:family="paragraph" style:parent-style-name="Text_20_body">
      <style:paragraph-properties fo:margin-left="2cm" fo:margin-right="0cm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normal" officeooo:rsid="001d8992" officeooo:paragraph-rsid="001d8992" style:font-size-asian="10.5pt" style:font-size-complex="12pt"/>
    </style:style>
    <style:style style:name="P19" style:family="paragraph" style:parent-style-name="Text_20_body">
      <style:paragraph-properties fo:margin-left="2cm" fo:margin-right="0cm" fo:text-indent="0cm" style:auto-text-indent="false"/>
      <style:text-properties officeooo:rsid="0031c819" officeooo:paragraph-rsid="0031c819"/>
    </style:style>
    <style:style style:name="P20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style:font-name="Arial" fo:font-size="12pt" fo:font-weight="normal" officeooo:paragraph-rsid="00160cc4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Arial1" officeooo:rsid="001964ac" officeooo:paragraph-rsid="001964a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Arial1" officeooo:rsid="001a230a" officeooo:paragraph-rsid="001a230a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1dd0ad" officeooo:paragraph-rsid="001dd0a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normal" officeooo:rsid="001b88f2" officeooo:paragraph-rsid="001b88f2" style:font-size-asian="10.5pt" style:font-size-complex="12pt"/>
    </style:style>
    <style:style style:name="P25" style:family="paragraph" style:parent-style-name="Text_20_body">
      <style:text-properties officeooo:rsid="001c90b1" officeooo:paragraph-rsid="001c90b1"/>
    </style:style>
    <style:style style:name="P26" style:family="paragraph" style:parent-style-name="Text_20_body">
      <style:text-properties officeooo:rsid="0023c59f" officeooo:paragraph-rsid="0023c59f"/>
    </style:style>
    <style:style style:name="P27" style:family="paragraph" style:parent-style-name="Text_20_body">
      <style:text-properties officeooo:rsid="00287478" officeooo:paragraph-rsid="00287478"/>
    </style:style>
    <style:style style:name="P28" style:family="paragraph" style:parent-style-name="Text_20_body">
      <style:text-properties officeooo:paragraph-rsid="00310955"/>
    </style:style>
    <style:style style:name="P29" style:family="paragraph" style:parent-style-name="Text_20_body">
      <style:text-properties officeooo:rsid="003123e4" officeooo:paragraph-rsid="003123e4"/>
    </style:style>
    <style:style style:name="P30" style:family="paragraph" style:parent-style-name="Text_20_body">
      <style:text-properties fo:font-variant="normal" fo:text-transform="none" fo:color="#000000" loext:opacity="100%" style:font-name="Arial1" fo:font-size="12pt" fo:letter-spacing="normal" fo:font-style="normal" fo:font-weight="normal" officeooo:rsid="002c7574" officeooo:paragraph-rsid="002c7574" style:font-size-asian="10.5pt" style:font-size-complex="12pt"/>
    </style:style>
    <style:style style:name="P31" style:family="paragraph" style:parent-style-name="Text_20_body">
      <style:text-properties officeooo:rsid="003504fa" officeooo:paragraph-rsid="00382b48"/>
    </style:style>
    <style:style style:name="P32" style:family="paragraph" style:parent-style-name="Text_20_body" style:list-style-name="L1">
      <style:text-properties fo:font-variant="normal" fo:text-transform="none" fo:color="#000000" loext:opacity="100%" style:font-name="Arial1" fo:font-size="12pt" fo:letter-spacing="normal" fo:font-style="normal" fo:font-weight="normal" officeooo:rsid="001b88f2" officeooo:paragraph-rsid="001b88f2" style:font-size-asian="10.5pt" style:font-size-complex="12pt"/>
    </style:style>
    <style:style style:name="P33" style:family="paragraph" style:parent-style-name="Text_20_body" style:list-style-name="L1">
      <style:text-properties fo:font-variant="normal" fo:text-transform="none" fo:color="#000000" loext:opacity="100%" style:font-name="Arial1" fo:font-size="12pt" fo:letter-spacing="normal" fo:font-style="normal" fo:font-weight="normal" officeooo:rsid="001bae8b" officeooo:paragraph-rsid="001bae8b" style:font-size-asian="10.5pt" style:font-size-complex="12pt"/>
    </style:style>
    <style:style style:name="P34" style:family="paragraph" style:parent-style-name="Text_20_body" style:list-style-name="L3">
      <style:text-properties fo:font-variant="normal" fo:text-transform="none" fo:color="#000000" loext:opacity="100%" style:font-name="Arial1" fo:font-size="12pt" fo:letter-spacing="normal" fo:font-style="normal" fo:font-weight="normal" officeooo:rsid="00255d5c" officeooo:paragraph-rsid="00255d5c" style:font-size-asian="10.5pt" style:font-size-complex="12pt"/>
    </style:style>
    <style:style style:name="P35" style:family="paragraph" style:parent-style-name="Text_20_body" style:list-style-name="L3">
      <style:text-properties fo:font-variant="normal" fo:text-transform="none" fo:color="#000000" loext:opacity="100%" style:font-name="Arial1" fo:font-size="12pt" fo:letter-spacing="normal" fo:font-style="normal" fo:font-weight="normal" officeooo:rsid="0026f5fc" officeooo:paragraph-rsid="0026f5fc" style:font-size-asian="10.5pt" style:font-size-complex="12pt"/>
    </style:style>
    <style:style style:name="P36" style:family="paragraph" style:parent-style-name="Text_20_body" style:list-style-name="L4">
      <style:text-properties fo:font-variant="normal" fo:text-transform="none" fo:color="#000000" loext:opacity="100%" style:font-name="Arial1" fo:font-size="12pt" fo:letter-spacing="normal" fo:font-style="normal" fo:font-weight="normal" officeooo:rsid="002aa508" officeooo:paragraph-rsid="002aa508" style:font-size-asian="10.5pt" style:font-size-complex="12pt"/>
    </style:style>
    <style:style style:name="P37" style:family="paragraph" style:parent-style-name="Text_20_body" style:list-style-name="L1">
      <style:text-properties officeooo:rsid="001bae8b" officeooo:paragraph-rsid="001bae8b"/>
    </style:style>
    <style:style style:name="P38" style:family="paragraph" style:parent-style-name="Text_20_body" style:list-style-name="L2">
      <style:text-properties officeooo:rsid="001f1978" officeooo:paragraph-rsid="001f1978"/>
    </style:style>
    <style:style style:name="P39" style:family="paragraph" style:parent-style-name="Text_20_body" style:list-style-name="L2">
      <style:text-properties officeooo:rsid="0020837d" officeooo:paragraph-rsid="0020837d"/>
    </style:style>
    <style:style style:name="P40" style:family="paragraph" style:parent-style-name="Text_20_body" style:list-style-name="L2">
      <style:text-properties officeooo:rsid="00226852" officeooo:paragraph-rsid="00226852"/>
    </style:style>
    <style:style style:name="P41" style:family="paragraph" style:parent-style-name="Text_20_body" style:list-style-name="L4">
      <style:text-properties officeooo:rsid="002aa508" officeooo:paragraph-rsid="002aa508"/>
    </style:style>
    <style:style style:name="P42" style:family="paragraph" style:parent-style-name="Text_20_body" style:list-style-name="L5">
      <style:text-properties officeooo:rsid="002c7574" officeooo:paragraph-rsid="002c7574"/>
    </style:style>
    <style:style style:name="P43" style:family="paragraph" style:parent-style-name="Text_20_body" style:list-style-name="L6">
      <style:text-properties officeooo:rsid="003504fa" officeooo:paragraph-rsid="003504fa"/>
    </style:style>
    <style:style style:name="P44" style:family="paragraph" style:parent-style-name="Text_20_body" style:list-style-name="L6">
      <style:text-properties officeooo:rsid="003504fa" officeooo:paragraph-rsid="00382b48"/>
    </style:style>
    <style:style style:name="P45" style:family="paragraph" style:parent-style-name="Text_20_body" style:list-style-name="L6">
      <style:text-properties style:font-name="Arial1" officeooo:rsid="003504fa" officeooo:paragraph-rsid="003504fa"/>
    </style:style>
    <style:style style:name="P46" style:family="paragraph" style:parent-style-name="Text_20_body" style:list-style-name="L7">
      <style:text-properties style:font-name="Arial1" officeooo:rsid="00382b48" officeooo:paragraph-rsid="00382b48"/>
    </style:style>
    <style:style style:name="P47" style:family="paragraph" style:parent-style-name="Text_20_body">
      <style:paragraph-properties fo:margin-left="2cm" fo:margin-right="0cm" fo:text-indent="0cm" style:auto-text-indent="false"/>
      <style:text-properties style:font-name="Arial1" officeooo:rsid="0031c819" officeooo:paragraph-rsid="0031c819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Arial1" officeooo:rsid="003504fa" officeooo:paragraph-rsid="003504fa"/>
    </style:style>
    <style:style style:name="T1" style:family="text">
      <style:text-properties style:font-name="Arial" fo:font-size="16pt" fo:font-weight="bold" style:font-size-asian="16pt" style:font-weight-asian="bold"/>
    </style:style>
    <style:style style:name="T2" style:family="text">
      <style:text-properties style:font-name="Arial" fo:font-size="16pt" fo:font-weight="bold" officeooo:rsid="000e40d8" style:font-size-asian="16pt" style:font-weight-asian="bold"/>
    </style:style>
    <style:style style:name="T3" style:family="text">
      <style:text-properties officeooo:rsid="0012c49d"/>
    </style:style>
    <style:style style:name="T4" style:family="text">
      <style:text-properties officeooo:rsid="00141c6b"/>
    </style:style>
    <style:style style:name="T5" style:family="text">
      <style:text-properties officeooo:rsid="00160cc4"/>
    </style:style>
    <style:style style:name="T6" style:family="text">
      <style:text-properties officeooo:rsid="00171d58"/>
    </style:style>
    <style:style style:name="T7" style:family="text">
      <style:text-properties officeooo:rsid="00178d90"/>
    </style:style>
    <style:style style:name="T8" style:family="text">
      <style:text-properties officeooo:rsid="001964ac"/>
    </style:style>
    <style:style style:name="T9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0.5pt" style:font-size-complex="12pt"/>
    </style:style>
    <style:style style:name="T10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b88f2" style:font-size-asian="10.5pt" style:font-size-complex="12pt"/>
    </style:style>
    <style:style style:name="T11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d8992" style:font-size-asian="10.5pt" style:font-size-complex="12pt"/>
    </style:style>
    <style:style style:name="T12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f1978" style:font-size-asian="10.5pt" style:font-size-complex="12pt"/>
    </style:style>
    <style:style style:name="T13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f4503" style:font-size-asian="10.5pt" style:font-size-complex="12pt"/>
    </style:style>
    <style:style style:name="T14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0837d" style:font-size-asian="10.5pt" style:font-size-complex="12pt"/>
    </style:style>
    <style:style style:name="T15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0e91b" style:font-size-asian="10.5pt" style:font-size-complex="12pt"/>
    </style:style>
    <style:style style:name="T16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31bc9" style:font-size-asian="10.5pt" style:font-size-complex="12pt"/>
    </style:style>
    <style:style style:name="T17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55d5c" style:font-size-asian="10.5pt" style:font-size-complex="12pt"/>
    </style:style>
    <style:style style:name="T18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947ba" style:font-size-asian="10.5pt" style:font-size-complex="12pt"/>
    </style:style>
    <style:style style:name="T19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dd97c" style:font-size-asian="10.5pt" style:font-size-complex="12pt"/>
    </style:style>
    <style:style style:name="T20" style:family="text">
      <style:text-properties fo:font-variant="normal" fo:text-transform="none" fo:color="#000000" loext:opacity="100%" style:font-name="Arial1" fo:font-size="12pt" fo:letter-spacing="normal" fo:font-style="normal" fo:font-weight="normal" officeooo:rsid="00303091" style:font-size-asian="10.5pt" style:font-size-complex="12pt"/>
    </style:style>
    <style:style style:name="T21" style:family="text">
      <style:text-properties fo:font-variant="normal" fo:text-transform="none" fo:color="#000000" loext:opacity="100%" style:font-name="Inter" fo:font-size="10.5pt" fo:letter-spacing="normal" fo:font-style="normal" fo:font-weight="normal"/>
    </style:style>
    <style:style style:name="T22" style:family="text">
      <style:text-properties fo:font-variant="normal" fo:text-transform="none" fo:color="#000000" loext:opacity="100%" style:font-name="Inter" fo:font-size="10.5pt" fo:letter-spacing="normal" fo:font-style="normal" fo:font-weight="normal" officeooo:rsid="0036654e"/>
    </style:style>
    <style:style style:name="T23" style:family="text">
      <style:text-properties fo:font-variant="normal" fo:text-transform="none" fo:color="#000000" loext:opacity="100%" style:font-name="Inter" fo:font-size="10.5pt" fo:letter-spacing="normal" fo:font-style="normal" fo:font-weight="normal" officeooo:rsid="00382b48"/>
    </style:style>
    <style:style style:name="T24" style:family="text">
      <style:text-properties fo:font-variant="normal" fo:text-transform="none" style:font-name="Inter" fo:letter-spacing="normal" fo:font-style="normal" fo:font-weight="normal"/>
    </style:style>
    <style:style style:name="T25" style:family="text">
      <style:text-properties style:font-name="Arial1"/>
    </style:style>
    <style:style style:name="T26" style:family="text">
      <style:text-properties style:font-name="Arial1" officeooo:rsid="003156e3"/>
    </style:style>
    <style:style style:name="T27" style:family="text">
      <style:text-properties style:font-name="Arial1" officeooo:rsid="00382b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enac Niterói</text:p>
      <text:p text:style-name="P2">Projeto Integrador Módulo 6</text:p>
      <text:p text:style-name="P1"><text:span text:style-name="T1">Histórias de usuário </text:span><text:span text:style-name="T2">Small Snacks</text:span></text:p>
      <text:p text:style-name="P4">Paulo Vitor da Silva Paix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<text:span text:style-name="T6">[</text:span><text:span text:style-name="T3">Cadastro</text:span><text:span text:style-name="T6">]</text:span></text:p>
      <text:p text:style-name="P6"/>
      <text:p text:style-name="P9">Como único desenvolvedor, eu quero que meu sistema ofereça a realização de cadastro, com o objetivo de obter dados da localidade de nossos clientes, para a reali<text:span text:style-name="T7">z</text:span>ação da entrega de nossos produtos.</text:p>
      <text:p text:style-name="P6"/>
      <text:p text:style-name="P6"/>
      <text:p text:style-name="P6"><text:span text:style-name="T5">[</text:span><text:span text:style-name="T3">Carrinho</text:span><text:span text:style-name="T5">]</text:span></text:p>
      <text:p text:style-name="P6"/>
      <text:p text:style-name="P9">Como único desenvolvedor, eu quero que meu sistema tenha um carrinho de compras, </text:p>
      <text:p text:style-name="P9">com o objetivo de oferecer opções de adicionar mais produtos ao carrinho, cancelar compra e retirar produtos do carrinho.</text:p>
      <text:p text:style-name="P6"/>
      <text:p text:style-name="P10">História #1 Catálogo de produtos</text:p>
      <text:p text:style-name="P10">Como único desenvolvedor, eu quero que meu sistema seja capaz de exibir os principais produtos do sistema na página <text:span text:style-name="T4">do carrinho</text:span>.</text:p>
      <text:p text:style-name="P10">Com o objetivo de fornecer maior visibilidade de nossos principais produtos.</text:p>
      <text:p text:style-name="P20"/>
      <text:p text:style-name="P10">História #2 <text:span text:style-name="T3">Venda separada</text:span></text:p>
      <text:p text:style-name="P10">Como único desenvolvedor, eu quero que meu sistema ofereça salgados e bebidas vendidos separadamente.</text:p>
      <text:p text:style-name="P10">Objetivo de lucrar mais com as bebidas, já que a maioria é fornecida por terceiros e tem preços regulari<text:span text:style-name="T3">z</text:span>ados.</text:p>
      <text:p text:style-name="P20"/>
      <text:p text:style-name="P11">História #3 <text:span text:style-name="T3">Oferta</text:span></text:p>
      <text:p text:style-name="P11">Como único desenvolvedor, eu quero que meu sistema ofereça uma oferta de 10 salgados + qualquer bebida por R$17,00,</text:p>
      <text:p text:style-name="P12">Com o objetivo de chamar a atenção de nossos clientes e arrecadar mais.</text:p>
      <text:p text:style-name="P12"/>
      <text:p text:style-name="P6"/>
      <text:p text:style-name="P8">[Carrinho] – Criação do projeto em blank</text:p>
      <text:p text:style-name="P8"/>
      <text:p text:style-name="P13">ionic start shoppingCart blank <text:span text:style-name="T8">e </text:span>instalar outros componentes que fazem parte do carrinho. Após a criação, se posicionar na pasta do projeto antes de <text:span text:style-name="T8">criar</text:span> as páginas e os serviços.</text:p>
      <text:p text:style-name="P21">[Carrinho] – Criação da página cartModal</text:p>
      <text:p text:style-name="P14">ionic g page pages/cartModal</text:p>
      <text:p text:style-name="P14"/>
      <text:p text:style-name="P22"><text:soft-page-break/>[Carrinho] – Criação do serviço cart</text:p>
      <text:p text:style-name="P15">ionic g service services/cart</text:p>
      <text:p text:style-name="P22">[Carrinho] – Instalar o animate.css</text:p>
      <text:p text:style-name="P15">npm install animate.css</text:p>
      <text:p text:style-name="P17">Permite a animação de elementos de documentos HTML usando css.</text:p>
      <text:p text:style-name="P24">[Carrinho] – Importações e adições no provider e imports app/app.module.ts</text:p>
      <text:list xml:id="list2570924116" text:style-name="L1">
        <text:list-item>
          <text:p text:style-name="P32">Importar nesse arquivo, a página cartModal que foi criada anteriormente.</text:p>
        </text:list-item>
        <text:list-item>
          <text:p text:style-name="P32">Splashscreen e status bar, recursos que serão usados no carrinho efetivamente.</text:p>
        </text:list-item>
        <text:list-item>
          <text:p text:style-name="P37"><text:span text:style-name="T10">A</text:span><text:span text:style-name="T9">dicionar CartModalPageModule aos imports.</text:span></text:p>
        </text:list-item>
        <text:list-item>
          <text:p text:style-name="P33">Adicionar StatusBar e SplashScreen aos providers.</text:p>
        </text:list-item>
      </text:list>
      <text:p text:style-name="P25"><text:span text:style-name="T9">[Carrinho] – </text:span><text:span text:style-name="T11">src/global.scss</text:span></text:p>
      <text:p text:style-name="P18">Importar a library do animate.css instalado anteriormente.</text:p>
      <text:p text:style-name="P23"><text:span text:style-name="T9">[Carrinho] – </text:span><text:span text:style-name="T12">Montando o serviço do carrinho </text:span><text:span text:style-name="T16">services/cart.service.ts</text:span></text:p>
      <text:list xml:id="list3492352171" text:style-name="L2">
        <text:list-item>
          <text:p text:style-name="P38"><text:span text:style-name="T9">Criação da classe Product, responsável por </text:span><text:span text:style-name="T13">alocar o nome do produto, quantidade, preço </text:span><text:span text:style-name="T14">e id.</text:span></text:p>
        </text:list-item>
        <text:list-item>
          <text:p text:style-name="P39"><text:span text:style-name="T13">C</text:span><text:span text:style-name="T9">riação da classe CartService, onde será criado um array para a exibição dos produtos, preço e quantidade. </text:span><text:span text:style-name="T15">É nessa classe onde serão adicionados os produtos.</text:span></text:p>
        </text:list-item>
        <text:list-item>
          <text:p text:style-name="P40"><text:span text:style-name="T15">C</text:span><text:span text:style-name="T9">riação das funções de: contagem, adição, remoção e redução dos produtos do carrinho.</text:span></text:p>
        </text:list-item>
      </text:list>
      <text:p text:style-name="P26"><text:span text:style-name="T9">[Carrinho] – </text:span><text:span text:style-name="T17">Display do carrinho app/home/home.page.ts</text:span></text:p>
      <text:list xml:id="list1540678955" text:style-name="L3">
        <text:list-item>
          <text:p text:style-name="P34">Adição das funções de abertura do carrinho.</text:p>
        </text:list-item>
        <text:list-item>
          <text:p text:style-name="P35">Adição das funções de animação do carrinho.</text:p>
        </text:list-item>
      </text:list>
      <text:p text:style-name="P27"><text:span text:style-name="T9">[Carrinho] – </text:span><text:span text:style-name="T18">Front end mostrando os produtos e suas informações e o carrinho.</text:span></text:p>
      <text:list xml:id="list1963595648" text:style-name="L4">
        <text:list-item>
          <text:p text:style-name="P41"><text:span text:style-name="T18">U</text:span><text:span text:style-name="T9">sar as classes do back end para fazer operações de adição, remoção e redução dos produtos.</text:span></text:p>
          <text:p text:style-name="P36"/>
        </text:list-item>
      </text:list>
      <text:p text:style-name="P30"><text:soft-page-break/>[Carrinho] – app/home/home.page.scss</text:p>
      <text:list xml:id="list2850574275" text:style-name="L5">
        <text:list-item>
          <text:p text:style-name="P42"><text:span text:style-name="T9">Adicionar o estilo a home pag</text:span><text:span text:style-name="T19">e.</text:span></text:p>
        </text:list-item>
      </text:list>
      <text:p text:style-name="P28"><text:span text:style-name="T19">[</text:span><text:span text:style-name="T20">Carrinho] – app/pages/cart-modal/cart-modal.page.ts</text:span></text:p>
      <text:p text:style-name="P16"><text:span text:style-name="T20"><text:line-break/></text:span><text:span text:style-name="T25">o cálculo e a lista de todos os itens selecionados antes que um usuário continue com o checkout </text:span></text:p>
      <text:p text:style-name="P29"><text:span text:style-name="T25">[Carrinho] – </text:span><text:span text:style-name="T26">app/pages/cart-modal/cart-modal.page.html</text:span></text:p>
      <text:p text:style-name="P19"><text:span text:style-name="T26">A</text:span><text:span text:style-name="T25">qui é onde serão fetos os cálculos em relação a quantidade de produtos e o carrinho.</text:span></text:p>
      <text:p text:style-name="P47"/>
      <text:p text:style-name="P48">[Carrinho] - #Erro 1</text:p>
      <text:list xml:id="list3323233897" text:style-name="L6">
        <text:list-item>
          <text:p text:style-name="P45">O splash-screen e o status-bar, não estavam localiados no node-modules, gerando o erro de cannot find.</text:p>
        </text:list-item>
        <text:list-item>
          <text:p text:style-name="P45">Resolução: desinstalar e reinstalar as dependências de ambos.</text:p>
          <text:p text:style-name="P43"><text:span text:style-name="T21">npm uninstall </text:span><text:span text:style-name="T24">@ionic-native</text:span><text:span text:style-name="T21">/splash-screen</text:span><text:span text:style-name="T25"> </text:span></text:p>
          <text:p text:style-name="P43"><text:span text:style-name="T21">npm install --save </text:span><text:span text:style-name="T24">@ionic-native</text:span><text:span text:style-name="T21">/splash-screen</text:span><text:span text:style-name="T25"> </text:span></text:p>
          <text:p text:style-name="P43"><text:span text:style-name="T21">npm uninstall </text:span><text:span text:style-name="T24">@ionic-native</text:span><text:span text:style-name="T21">/status-bar</text:span><text:span text:style-name="T25"> </text:span></text:p>
          <text:p text:style-name="P44"><text:span text:style-name="T21">npm install --save </text:span><text:span text:style-name="T24">@ionic-native</text:span><text:span text:style-name="T21">/s</text:span><text:span text:style-name="T22">tatus</text:span><text:span text:style-name="T21">-</text:span><text:span text:style-name="T22">bar</text:span></text:p>
        </text:list-item>
      </text:list>
      <text:p text:style-name="P31"><text:span text:style-name="T23">[Carrinho]</text:span><text:span text:style-name="T25"> - </text:span><text:span text:style-name="T27">#Erro 2</text:span></text:p>
      <text:list xml:id="list1400723322" text:style-name="L7">
        <text:list-item>
          <text:p text:style-name="P46">Ao subir o servidor, ocorre um erro de missing dependence angular-core.</text:p>
        </text:list-item>
        <text:list-item>
          <text:p text:style-name="P46">Resolução: instalar o angular core.</text:p>
          <text:p text:style-name="P46">Npm install --save @ionic-native/core</text:p>
        </text:list-item>
      </text:list>
      <text:p text:style-name="P30"/>
      <text:p text:style-name="P24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nter" svg:font-family="Inter, apple-system, BlinkMacSystemFont, 'Segoe UI', Helvetica, Arial, sans-serif, 'Apple Color Emoji', 'Segoe U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Rodapé_20_Char" style:display-name="Rodapé Char" style:family="text"/>
    <style:style style:name="Cabeçalho_20_Char" style:display-name="Cabeçalho Char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7T12:26:16.960000000</dc:date>
    <meta:editing-duration>PT2H25M58S</meta:editing-duration>
    <meta:editing-cycles>45</meta:editing-cycles>
    <meta:generator>LibreOffice/7.1.4.2$Windows_X86_64 LibreOffice_project/a529a4fab45b75fefc5b6226684193eb000654f6</meta:generator>
    <meta:document-statistic meta:table-count="0" meta:image-count="0" meta:object-count="0" meta:page-count="4" meta:paragraph-count="61" meta:word-count="554" meta:character-count="3673" meta:non-whitespace-character-count="3185"/>
  </office:meta>
</office:document-meta>
</file>